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691c" officeooo:paragraph-rsid="001d691c"/>
    </style:style>
    <style:style style:name="P2" style:family="paragraph" style:parent-style-name="Standard">
      <style:text-properties officeooo:rsid="001d691c" officeooo:paragraph-rsid="003d916e"/>
    </style:style>
    <style:style style:name="P3" style:family="paragraph" style:parent-style-name="Standard">
      <style:text-properties officeooo:rsid="001d691c" officeooo:paragraph-rsid="004fbe4e"/>
    </style:style>
    <style:style style:name="P4" style:family="paragraph" style:parent-style-name="Standard">
      <style:text-properties officeooo:rsid="0048582a" officeooo:paragraph-rsid="003e78bd"/>
    </style:style>
    <style:style style:name="P5" style:family="paragraph" style:parent-style-name="Standard">
      <style:text-properties officeooo:rsid="0048582a" officeooo:paragraph-rsid="0048582a"/>
    </style:style>
    <style:style style:name="P6" style:family="paragraph" style:parent-style-name="Standard">
      <style:text-properties officeooo:rsid="0048582a" officeooo:paragraph-rsid="009eee1d"/>
    </style:style>
    <style:style style:name="P7" style:family="paragraph" style:parent-style-name="Standard">
      <style:text-properties officeooo:rsid="001f65fa" officeooo:paragraph-rsid="004f12fc"/>
    </style:style>
    <style:style style:name="P8" style:family="paragraph" style:parent-style-name="Standard">
      <style:text-properties officeooo:rsid="001f65fa" officeooo:paragraph-rsid="004fbe4e"/>
    </style:style>
    <style:style style:name="P9" style:family="paragraph" style:parent-style-name="Standard">
      <style:text-properties officeooo:rsid="001d691c" officeooo:paragraph-rsid="00b8298e"/>
    </style:style>
    <style:style style:name="T1" style:family="text">
      <style:text-properties officeooo:rsid="001f65fa"/>
    </style:style>
    <style:style style:name="T2" style:family="text">
      <style:text-properties officeooo:rsid="009665d1"/>
    </style:style>
    <style:style style:name="T3" style:family="text">
      <style:text-properties officeooo:rsid="009696fa"/>
    </style:style>
    <style:style style:name="T4" style:family="text">
      <style:text-properties officeooo:rsid="009cee4a"/>
    </style:style>
    <style:style style:name="T5" style:family="text">
      <style:text-properties officeooo:rsid="009eee1d"/>
    </style:style>
    <style:style style:name="T6" style:family="text">
      <style:text-properties officeooo:rsid="00a2bbf3"/>
    </style:style>
    <style:style style:name="T7" style:family="text">
      <style:text-properties officeooo:rsid="00a360e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Madam / Sir,</text:p>
      <text:p text:style-name="P1"/>
      <text:p text:style-name="P9">I am writing to apply to the Thomas J. Sargent Dissertation Fellowship at the Federal Reserve Bank of San Francisco. My name is Nicolas Fernandez-Arias and I am a PhD student in economics at Princeton University. My primary fields are macroeconomics and growth, with a secondary focus in finance. <text:span text:style-name="T1">My research in graduate school has focused on understanding the process of aggregate productivity growth and exploring the implications of this understanding for economic policy. </text:span>I expect to graduate with a PhD in the spring of 2020. </text:p>
      <text:p text:style-name="P2"/>
      <text:p text:style-name="P7">The working paper I have submitted in this application is titled “Endogenous Growth with Creative Destruction by Employee Spinouts.” In this project, I analyze the growth, welfare and policy implications of creative destruction by employee spinouts. Employee spinouts are startup firms founded using knowledge earned as an employee of an existing incumbent. The empirical literature has argued for the importance for growth and productivity of entrants (25% of the aggregate) and, in particular, employee spinouts (which are more productive and more innovative than typical entrants, e.g. Baslandze (2019) or Muendler et al. (2012)). In particular, a long-running narrative, starting with Saxenian (1994), which attributes the success of Silicon Valley to its high degree of employee mobility. This in turn has been attributed in large part to California’s limited enforcement of non-compete agreements. However, theory suggests a tradeoff: encouraging employee spinouts (for example, by banning non-compete agreements) can exacerbate the knowledge appropriability problem known to cause an underinvestment in knowledge in models of economic growth. </text:p>
      <text:p text:style-name="P3"/>
      <text:p text:style-name="P8">Empirical evidence suggests the presence of this tradeoff. Most recently, using LinkedIn data, Jeffers (2018) finds evidence of an entry / incumbent fixed capital investment tradeoff as enforceability of non-competes varies in a given state over time. To extrapolate to aggregate and welfare implications, a structural model is useful. However, existing theories tend to assume away the direct competition of parent firms by spinouts, leading to misleading efficiency results. To contribute to this debate, I develop a model of endogenous growth with creative destruction of parent firms by employee spinouts. Depending on the parametrization of the model, encouraging spinout formation can increase or decrease aggregate welfare. The model suggests several key parameters affecting this tradeoff: (1) the rate at which spinout ideas are discovered by employees, (2) how valuable these ideas are, and (3) the degree to which these ideas compete with their parent firms. I estimate (1) and (3) using a novel dataset assembled from proprietary data on VC-funded startups (Venture Source), Compustat/CRSP, and state- and federal-level R\&amp;D subsidies. I discipline (2), and the other parameters of the model, using indirect inference: through the lens of the model, the rate of entry of spinout firms is informative about their innovativeness. After calibrating the model, I validate the model by comparing its predictions to previously documented patterns from the spinout literature. Finally, I use the model to study the growth and welfare effects of (1) varying the rate of spinout “idea generation” (a non-monotonic effect), and (2) the effects of non-compete policies as well as R\&amp;D subsidies and other policies that could affect the incentive to innovate.</text:p>
      <text:p text:style-name="P4"/>
      <text:p text:style-name="P6">I am certain that the environment at the Federal Reserve Bank <text:span text:style-name="T5">of San Francisco </text:span>will be conducive to making further progress on my research, both due to the opportunities <text:span text:style-name="T3">to receive feedback </text:span>as well <text:span text:style-name="T3">as the potential for collaboration</text:span>. <text:span text:style-name="T3">In particular, given my focus on </text:span>issues <text:span text:style-name="T2">related to </text:span>Silicon Valley, <text:span text:style-name="T6">I believe </text:span>the Fed<text:span text:style-name="T4">eral Reserve Bank</text:span> <text:span text:style-name="T5">of </text:span>San Francisco would <text:span text:style-name="T7">be the ideal </text:span>place or me to work on my dissertation this summe<text:span text:style-name="T3">r. </text:span></text:p>
      <text:p text:style-name="P5"/>
      <text:p text:style-name="P5">Thank you for your consideration,</text:p>
      <text:p text:style-name="P5">Nicolas Fernandez-Ari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5T16:57:27.598567242</meta:creation-date>
    <dc:date>2019-03-15T19:33:54.096018585</dc:date>
    <meta:editing-duration>PT2H18M43S</meta:editing-duration>
    <meta:editing-cycles>69</meta:editing-cycles>
    <meta:generator>LibreOffice/6.0.7.3$Linux_X86_64 LibreOffice_project/00m0$Build-3</meta:generator>
    <meta:document-statistic meta:table-count="0" meta:image-count="0" meta:object-count="0" meta:page-count="1" meta:paragraph-count="7" meta:word-count="601" meta:character-count="3937" meta:non-whitespace-character-count="3340"/>
  </office:meta>
</office:document-meta>
</file>